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/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/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/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4" office:value-type="string" calcext:value-type="string">
            <text:p>milestone_2</text:p>
          </table:table-cell>
          <table:table-cell table:style-name="ce6" office:value-type="string" calcext:value-type="string">
            <text:p>milestone_3</text:p>
          </table:table-cell>
          <table:table-cell table:style-name="ce8" office:value-type="string" calcext:value-type="string">
            <text:p>milestone_4</text:p>
          </table:table-cell>
          <table:table-cell table:style-name="ce10" office:value-type="string" calcext:value-type="string">
            <text:p>milestone_5</text:p>
          </table:table-cell>
          <table:table-cell table:style-name="ce12" office:value-type="string" calcext:value-type="string">
            <text:p>milestone_6</text:p>
          </table:table-cell>
          <table:table-cell table:style-name="ce12" office:value-type="string" calcext:value-type="string">
            <text:p>milestone_7</text:p>
          </table:table-cell>
          <table:table-cell table:style-name="ce12" office:value-type="string" calcext:value-type="string">
            <text:p>milestone_8</text:p>
          </table:table-cell>
          <table:table-cell table:style-name="ce12" office:value-type="string" calcext:value-type="string">
            <text:p>milestone_9</text:p>
          </table:table-cell>
          <table:table-cell table:style-name="ce12" office:value-type="string" calcext:value-type="string">
            <text:p>milestone_10</text:p>
          </table:table-cell>
          <table:table-cell table:style-name="ce12" office:value-type="string" calcext:value-type="string">
            <text:p>milestone_11</text:p>
          </table:table-cell>
          <table:table-cell table:style-name="ce12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-[.A3]" office:value-type="float" office:value="0.0499999999999999" calcext:value-type="float">
            <text:p>0.05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1-[.A4]" office:value-type="float" office:value="0.1" calcext:value-type="float">
            <text:p>0.1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-[.A5]" office:value-type="float" office:value="0.15" calcext:value-type="float">
            <text:p>0.15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1-[.A6]" office:value-type="float" office:value="0.2" calcext:value-type="float">
            <text:p>0.2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-[.A7]" office:value-type="float" office:value="0.25" calcext:value-type="float">
            <text:p>0.25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1-[.A8]" office:value-type="float" office:value="0.3" calcext:value-type="float">
            <text:p>0.3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-[.A9]" office:value-type="float" office:value="0.35" calcext:value-type="float">
            <text:p>0.35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1-[.A10]" office:value-type="float" office:value="0.4" calcext:value-type="float">
            <text:p>0.4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-[.A11]" office:value-type="float" office:value="0.45" calcext:value-type="float">
            <text:p>0.45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1-[.A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-[.A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1-[.A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-[.A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1-[.A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-[.A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1-[.A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-[.A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1-[.A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-[.A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/>
          <table:table-cell office:value-type="float" office:value="0.0499999999999999" calcext:value-type="float">
            <text:p>0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0999999999999999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04851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cells.F2:cells.F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7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:cells.D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7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9:42:20.854883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09:42:52.840516668</dc:date>
    <dc:creator>Robrecht Cannoodt</dc:creator>
    <meta:editing-duration>PT3H30M52S</meta:editing-duration>
    <meta:editing-cycles>22</meta:editing-cycles>
    <meta:document-statistic meta:table-count="2" meta:cell-count="151" meta:object-count="0"/>
  </office:meta>
</office:document-meta>
</file>